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sans-serif" fo:font-size="14.25pt" fo:letter-spacing="normal" fo:font-style="normal" fo:font-weight="normal" officeooo:paragraph-rsid="0001494b"/>
    </style:style>
    <style:style style:name="P2" style:family="paragraph" style:parent-style-name="Heading_20_2">
      <style:text-properties fo:font-variant="normal" fo:text-transform="none" fo:color="#000000" style:font-name="sans-serif" fo:font-size="14.25pt" fo:letter-spacing="normal" fo:font-style="normal" fo:font-weight="normal" officeooo:paragraph-rsid="00026110"/>
    </style:style>
    <style:style style:name="P3" style:family="paragraph" style:parent-style-name="Standard">
      <style:text-properties officeooo:rsid="00026110" officeooo:paragraph-rsid="00026110"/>
    </style:style>
    <style:style style:name="P4" style:family="paragraph" style:parent-style-name="Standard">
      <style:text-properties officeooo:rsid="000420d7" officeooo:paragraph-rsid="000420d7"/>
    </style:style>
    <style:style style:name="P5" style:family="paragraph" style:parent-style-name="Heading_20_2">
      <style:text-properties fo:font-size="14.25pt"/>
    </style:style>
    <style:style style:name="P6" style:family="paragraph" style:parent-style-name="Heading_20_2">
      <style:text-properties fo:font-size="14.25pt" officeooo:rsid="000420d7" officeooo:paragraph-rsid="000420d7"/>
    </style:style>
    <style:style style:name="P7" style:family="paragraph" style:parent-style-name="Standard">
      <style:text-properties officeooo:rsid="000420d7" officeooo:paragraph-rsid="000420d7"/>
    </style:style>
    <style:style style:name="P8" style:family="paragraph" style:parent-style-name="Text_20_body" style:list-style-name="L1">
      <style:paragraph-properties fo:margin-top="0.132cm" fo:margin-bottom="0.247cm" loext:contextual-spacing="false" fo:text-align="justify" style:justify-single-word="false" fo:orphans="2" fo:widows="2"/>
      <style:text-properties fo:font-variant="normal" fo:text-transform="none" fo:color="#000000" style:font-name="sans-serif" fo:font-size="14pt" fo:letter-spacing="normal" fo:font-style="normal" fo:font-weight="normal"/>
    </style:style>
    <style:style style:name="P9" style:family="paragraph" style:parent-style-name="Text_20_body" style:list-style-name="L1">
      <style:paragraph-properties fo:margin-top="0.132cm" fo:margin-bottom="0.247cm" loext:contextual-spacing="false" fo:text-align="justify" style:justify-single-word="false" fo:orphans="2" fo:widows="2"/>
      <style:text-properties fo:font-variant="normal" fo:text-transform="none" fo:color="#000000" style:font-name="sans-serif" fo:font-size="14pt" fo:letter-spacing="normal" fo:font-style="normal" fo:font-weight="normal" officeooo:paragraph-rsid="00026110"/>
    </style:style>
    <style:style style:name="P10" style:family="paragraph" style:parent-style-name="Text_20_body" style:list-style-name="L1">
      <style:paragraph-properties fo:margin-top="0.132cm" fo:margin-bottom="0.247cm" loext:contextual-spacing="false" fo:text-align="justify" style:justify-single-word="false" fo:orphans="2" fo:widows="2"/>
      <style:text-properties fo:font-variant="normal" fo:text-transform="none" fo:color="#000000" style:font-name="sans-serif" fo:font-size="14pt" fo:letter-spacing="normal" fo:font-style="normal" fo:font-weight="normal" officeooo:rsid="00026110" officeooo:paragraph-rsid="00026110"/>
    </style:style>
    <style:style style:name="P11" style:family="paragraph" style:parent-style-name="Text_20_body" style:list-style-name="L1">
      <style:paragraph-properties fo:margin-top="0.132cm" fo:margin-bottom="0.247cm" loext:contextual-spacing="false" fo:text-align="justify" style:justify-single-word="false" fo:orphans="2" fo:widows="2"/>
      <style:text-properties fo:font-variant="normal" fo:text-transform="none" fo:color="#000000" style:font-name="sans-serif" fo:font-size="14pt" fo:letter-spacing="normal" fo:font-style="normal" fo:font-weight="normal" officeooo:rsid="00026110" officeooo:paragraph-rsid="000420d7"/>
    </style:style>
    <style:style style:name="P12" style:family="paragraph" style:parent-style-name="Text_20_body" style:list-style-name="L1">
      <style:paragraph-properties fo:margin-top="0.132cm" fo:margin-bottom="0.247cm" loext:contextual-spacing="false" fo:text-align="justify" style:justify-single-word="false" fo:orphans="2" fo:widows="2"/>
      <style:text-properties fo:font-variant="normal" fo:text-transform="none" fo:color="#000000" style:font-name="sans-serif" fo:font-size="14pt" fo:letter-spacing="normal" fo:font-style="normal" fo:font-weight="normal" officeooo:rsid="00026110" officeooo:paragraph-rsid="00052ee4"/>
    </style:style>
    <style:style style:name="P13" style:family="paragraph" style:parent-style-name="Text_20_body" style:list-style-name="L1">
      <style:paragraph-properties fo:margin-top="0.132cm" fo:margin-bottom="0.247cm" loext:contextual-spacing="false" fo:text-align="justify" style:justify-single-word="false" fo:orphans="2" fo:widows="2"/>
      <style:text-properties fo:font-variant="normal" fo:text-transform="none" fo:color="#000000" style:font-name="sans-serif" fo:font-size="14pt" fo:letter-spacing="normal" fo:font-style="normal" fo:font-weight="normal" officeooo:rsid="000420d7" officeooo:paragraph-rsid="0004639a"/>
    </style:style>
    <style:style style:name="P14" style:family="paragraph" style:parent-style-name="Text_20_body" style:list-style-name="L1">
      <style:paragraph-properties fo:margin-top="0.132cm" fo:margin-bottom="0.247cm" loext:contextual-spacing="false" fo:text-align="justify" style:justify-single-word="false" fo:orphans="2" fo:widows="2"/>
      <style:text-properties fo:font-variant="normal" fo:text-transform="none" fo:color="#000000" style:font-name="sans-serif" fo:font-size="14pt" fo:letter-spacing="normal" fo:font-style="normal" fo:font-weight="normal" officeooo:rsid="000420d7" officeooo:paragraph-rsid="00052ee4"/>
    </style:style>
    <style:style style:name="P15" style:family="paragraph" style:parent-style-name="Text_20_body" style:list-style-name="L1">
      <style:paragraph-properties fo:margin-top="0.132cm" fo:margin-bottom="0.247cm" loext:contextual-spacing="false" fo:text-align="justify" style:justify-single-word="false" fo:orphans="2" fo:widows="2"/>
      <style:text-properties officeooo:paragraph-rsid="00026110"/>
    </style:style>
    <style:style style:name="P16" style:family="paragraph" style:parent-style-name="Text_20_body" style:list-style-name="L2">
      <style:paragraph-properties fo:margin-top="0.132cm" fo:margin-bottom="0.247cm" loext:contextual-spacing="false"/>
    </style:style>
    <style:style style:name="P17" style:family="paragraph" style:parent-style-name="Text_20_body" style:list-style-name="L3">
      <style:paragraph-properties fo:margin-top="0.132cm" fo:margin-bottom="0.247cm" loext:contextual-spacing="false"/>
    </style:style>
    <style:style style:name="P18" style:family="paragraph" style:parent-style-name="Text_20_body" style:list-style-name="L4">
      <style:paragraph-properties fo:margin-top="0.132cm" fo:margin-bottom="0.247cm" loext:contextual-spacing="false"/>
    </style:style>
    <style:style style:name="P19" style:family="paragraph" style:parent-style-name="Text_20_body">
      <style:paragraph-properties fo:margin-left="0cm" fo:margin-right="0cm" fo:margin-top="0.265cm" fo:margin-bottom="0.265cm" loext:contextual-spacing="false" fo:text-indent="0cm" style:auto-text-indent="false"/>
    </style:style>
    <style:style style:name="P20" style:family="paragraph" style:parent-style-name="Text_20_body">
      <style:paragraph-properties fo:margin-left="0cm" fo:margin-right="0cm" fo:margin-top="0.265cm" fo:margin-bottom="0.265cm" loext:contextual-spacing="false" fo:text-align="center" style:justify-single-word="false" fo:text-indent="0cm" style:auto-text-indent="false"/>
    </style:style>
    <style:style style:name="T1" style:family="text">
      <style:text-properties officeooo:rsid="0001494b"/>
    </style:style>
    <style:style style:name="T2" style:family="text">
      <style:text-properties fo:font-style="italic" officeooo:rsid="0001494b"/>
    </style:style>
    <style:style style:name="T3" style:family="text">
      <style:text-properties fo:font-size="14pt"/>
    </style:style>
    <style:style style:name="T4" style:family="text">
      <style:text-properties fo:font-size="14pt" fo:font-style="italic"/>
    </style:style>
    <style:style style:name="T5" style:family="text">
      <style:text-properties fo:font-size="14pt" officeooo:rsid="0001494b"/>
    </style:style>
    <style:style style:name="T6" style:family="text">
      <style:text-properties fo:font-size="14pt" officeooo:rsid="00026110"/>
    </style:style>
    <style:style style:name="T7" style:family="text">
      <style:text-properties officeooo:rsid="00026110"/>
    </style:style>
    <style:style style:name="T8" style:family="text">
      <style:text-properties fo:font-variant="normal" fo:text-transform="none" fo:color="#000000" style:font-name="sans-serif" fo:font-size="14pt" fo:letter-spacing="normal" fo:font-style="normal" fo:font-weight="normal"/>
    </style:style>
    <style:style style:name="T9" style:family="text">
      <style:text-properties fo:font-variant="normal" fo:text-transform="none" fo:color="#000000" style:font-name="sans-serif" fo:font-size="14pt" fo:letter-spacing="normal" fo:font-style="normal" fo:font-weight="normal" officeooo:rsid="00026110"/>
    </style:style>
    <style:style style:name="T10" style:family="text">
      <style:text-properties officeooo:rsid="00052ee4"/>
    </style:style>
    <style:style style:name="T11" style:family="text">
      <style:text-properties fo:color="#911f00"/>
    </style:style>
    <style:style style:name="T12" style:family="text">
      <style:text-properties fo:color="#ff0000"/>
    </style:style>
    <style:style style:name="T13" style:family="text">
      <style:text-properties fo:color="#0000ff"/>
    </style:style>
    <style:style style:name="T14" style:family="text">
      <style:text-properties fo:color="#800000"/>
    </style:style>
    <style:style style:name="T15" style:family="text">
      <style:text-properties fo:color="#0451a5"/>
    </style:style>
    <style:style style:name="T16" style:family="text">
      <style:text-properties fo:color="#00800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h text:style-name="P6" text:outline-level="2">Cabecera</text:h>
      <text:p text:style-name="P19">En la cabecera <text:span text:style-name="T11">&lt;head&gt;</text:span> de la página hay que:</text:p>
      <text:list xml:id="list1617138585" text:style-name="L2">
        <text:list-item>
          <text:p text:style-name="P16">modificar el título <text:span text:style-name="T11">&lt;title&gt;</text:span> de la página</text:p>
        </text:list-item>
        <text:list-item>
          <text:p text:style-name="P16">añadir la etiqueta <text:span text:style-name="T11">&lt;meta</text:span> <text:span text:style-name="T12">name</text:span>=<text:span text:style-name="T13">"viewport"</text:span> <text:span text:style-name="T11">... &gt;</text:span> necesaria en dispositivos móviles</text:p>
        </text:list-item>
        <text:list-item>
          <text:p text:style-name="P16">añadir la etiqueta <text:span text:style-name="T11">&lt;link </text:span><text:span text:style-name="T12">rel</text:span><text:span text:style-name="T11">=</text:span><text:span text:style-name="T13">"stylesheet"</text:span><text:span text:style-name="T11"> ... &gt;</text:span> de enlace a la hoja de estilo</text:p>
        </text:list-item>
      </text:list>
      <text:h text:style-name="P5" text:outline-level="2">Secciones</text:h>
      <text:p text:style-name="P19">En la página se reconocen agrupaciones con color de fondo común o con un borde común, para las que tiene sentido utilizar secciones.</text:p>
      <text:p text:style-name="P19">El dibujo siguiente muestra una posible elección de elementos de secciones para esta página:</text:p>
      <text:list xml:id="list260771881" text:style-name="L3">
        <text:list-item>
          <text:p text:style-name="P17">la página tiene un título principal <text:span text:style-name="T11">&lt;h1&gt;</text:span></text:p>
        </text:list-item>
        <text:list-item>
          <text:p text:style-name="P17">todas las efemérides se encuentran en un bloque de fondo blanco, para el que se puede utilizar un bloque <text:span text:style-name="T11">&lt;main&gt;</text:span></text:p>
        </text:list-item>
        <text:list-item>
          <text:p text:style-name="P17">las efemérides se agrupan en varios bloques con borde naranja claro que corresponden a diferentes épocas y que pueden definirse mediante secciones <text:span text:style-name="T11">&lt;section&gt;</text:span></text:p>
        </text:list-item>
        <text:list-item>
          <text:p text:style-name="P17">las secciones <text:span text:style-name="T11">&lt;section&gt;</text:span> están formadas por:</text:p>
          <text:list>
            <text:list-item>
              <text:p text:style-name="P17">un título <text:span text:style-name="T11">&lt;h2&gt;</text:span> con el nombre de la época histórica</text:p>
            </text:list-item>
            <text:list-item>
              <text:p text:style-name="P17">un número variable de efemérides</text:p>
            </text:list-item>
          </text:list>
        </text:list-item>
        <text:list-item>
          <text:p text:style-name="P17">cada efeméride se muestra en un bloque con borde naranja oscuro que puede definirse como artículo <text:span text:style-name="T11">&lt;article&gt;</text:span></text:p>
        </text:list-item>
        <text:list-item>
          <text:p text:style-name="P17">cada efeméride está formada por:</text:p>
          <text:list>
            <text:list-item>
              <text:p text:style-name="P17">un título <text:span text:style-name="T11">&lt;h3&gt;</text:span> con el año de la efeméride</text:p>
            </text:list-item>
            <text:list-item>
              <text:p text:style-name="P17">un párrafo <text:span text:style-name="T11">&lt;p&gt;</text:span> con una breve descripción del hecho histórico</text:p>
            </text:list-item>
          </text:list>
        </text:list-item>
        <text:list-item>
          <text:p text:style-name="P17">al final de la página se indica el origen de la información mostrada en la página, que puede incluirse en un pie <text:span text:style-name="T11">&lt;footer&gt;</text:span></text:p>
        </text:list-item>
      </text:list>
      <text:p text:style-name="P20">bodyh1mainsectionh2articleh3particleh3psectionh2articleh3particleh3particleh3pfooterp</text:p>
      <text:p text:style-name="P19"><text:soft-page-break/>En vez de las etiquetas <text:span text:style-name="T11">&lt;article&gt;</text:span> y <text:span text:style-name="T11">&lt;section&gt;</text:span>, se podrían haber utilizado sólo una u otra, o haberlas utilizado al revés.</text:p>
      <text:p text:style-name="P19">Las secciones <text:span text:style-name="T11">&lt;section&gt;</text:span> y <text:span text:style-name="T11">&lt;article&gt;</text:span> contienen títulos <text:span text:style-name="T11">&lt;h2&gt;</text:span> y <text:span text:style-name="T11">&lt;h3&gt;</text:span> respectivamente.</text:p>
      <text:h text:style-name="P5" text:outline-level="2">Etiquetas</text:h>
      <text:p text:style-name="P19">La página sólo contiene las etiquetas que se muestran en la imagen del apartado anterior (<text:span text:style-name="T11">&lt;main&gt;</text:span>, <text:span text:style-name="T11">&lt;h1&gt;</text:span>, <text:span text:style-name="T11">&lt;section&gt;</text:span>, <text:span text:style-name="T11">&lt;h2&gt;</text:span>, <text:span text:style-name="T11">&lt;article&gt;</text:span>, <text:span text:style-name="T11">&lt;h3&gt;</text:span>, <text:span text:style-name="T11">&lt;footer&gt;</text:span> y <text:span text:style-name="T11">&lt;p&gt;</text:span>.</text:p>
      <text:h text:style-name="P5" text:outline-level="2">Clases</text:h>
      <text:p text:style-name="P19">No es necesario utilizar clases para distinguir los párrafos de las efemérides del párrafo del pie de página, ya que podemos utilizar selectores de descendientes (<text:span text:style-name="T14">article p</text:span> o <text:span text:style-name="T14">footer p</text:span>).</text:p>
      <text:h text:style-name="P5" text:outline-level="2">Posicionamiento</text:h>
      <text:p text:style-name="P19">Internet Explorer requiere que el bloque <text:span text:style-name="T11">main</text:span> tenga la propiedad <text:span text:style-name="T12">display</text:span> con el valor <text:span text:style-name="T15">block</text:span>.</text:p>
      <text:p text:style-name="Horizontal_20_Line"/>
      <text:p text:style-name="P19">Las tres secciones <text:span text:style-name="T11">section</text:span> tienen el mismo ancho y todos los artículos <text:span text:style-name="T11">article</text:span> tiene también el mismo ancho, mientras que las alturas de cada elemento dependen del contenido. Eso indica que sólo se ha establecido el ancho <text:span text:style-name="T12">width</text:span>, en unidades absolutas (<text:span text:style-name="T16">rem</text:span> o <text:span text:style-name="T16">px</text:span>, por ejemplo).</text:p>
      <text:p text:style-name="P19">Las secciones se muestran una al lado de la otra. Además, al hacer zoom o al estrechar o ensanchar la ventana, el número de secciones por fila se ajusta automáticamente. Eso se puede conseguir con posicionamiento flotante.</text:p>
      <text:p text:style-name="P19">Los artículos se muestran uno al lado del otro. Al estrechar o ensanchar la ventana no cambia la posición de los artículos, pero al hacer zoom el número de artículos por fila se ajusta automáticamente. Eso se puede conseguir con posicionamiento flotante.</text:p>
      <text:p text:style-name="P19">El pie de página no se pone al lado de las secciones, lo que indica que el pie de página incluye la propiedad <text:span text:style-name="T12">clear</text:span>.</text:p>
      <text:p text:style-name="P19">Para que el tamaño del bloque <text:span text:style-name="T11">main</text:span> tenga en cuenta las secciones flotantes se debe incluir la propiedad <text:span text:style-name="T12">overflow</text:span> con el valor <text:span text:style-name="T15">auto</text:span>. De esa manera las secciones se ven rodeadas con el fondo blanco del bloque <text:span text:style-name="T11">main</text:span>.</text:p>
      <text:h text:style-name="P5" text:outline-level="2"><text:soft-page-break/>Estilos</text:h>
      <text:p text:style-name="P19">Estas son las propiedades CSS utilizadas:</text:p>
      <text:list xml:id="list2249466896" text:style-name="L4">
        <text:list-item>
          <text:p text:style-name="P18">Página (<text:span text:style-name="T11">body</text:span>):</text:p>
          <text:list>
            <text:list-item>
              <text:p text:style-name="P18">margen: <text:span text:style-name="T12">margin</text:span></text:p>
            </text:list-item>
            <text:list-item>
              <text:p text:style-name="P18">color de fondo: <text:span text:style-name="T12">background-color</text:span></text:p>
            </text:list-item>
            <text:list-item>
              <text:p text:style-name="P18">tipo de letra: <text:span text:style-name="T12">font-family</text:span></text:p>
            </text:list-item>
          </text:list>
        </text:list-item>
        <text:list-item>
          <text:p text:style-name="P18">Título principal (<text:span text:style-name="T11">h1</text:span>):</text:p>
          <text:list>
            <text:list-item>
              <text:p text:style-name="P18">margen: <text:span text:style-name="T12">margin</text:span></text:p>
            </text:list-item>
          </text:list>
        </text:list-item>
        <text:list-item>
          <text:p text:style-name="P18">Bloque principal (<text:span text:style-name="T11">main</text:span>):</text:p>
          <text:list>
            <text:list-item>
              <text:p text:style-name="P18">tipo de caja: <text:span text:style-name="T12">display</text:span></text:p>
            </text:list-item>
            <text:list-item>
              <text:p text:style-name="P18">color de fondo: <text:span text:style-name="T12">background-color</text:span></text:p>
            </text:list-item>
          </text:list>
        </text:list-item>
        <text:list-item>
          <text:p text:style-name="P18">Secciones (<text:span text:style-name="T11">section</text:span>):</text:p>
          <text:list>
            <text:list-item>
              <text:p text:style-name="P18">posicionamiento flotante: <text:span text:style-name="T12">float</text:span></text:p>
            </text:list-item>
            <text:list-item>
              <text:p text:style-name="P18">ancho: <text:span text:style-name="T12">width</text:span></text:p>
            </text:list-item>
            <text:list-item>
              <text:p text:style-name="P18">borde: <text:span text:style-name="T12">border</text:span></text:p>
            </text:list-item>
            <text:list-item>
              <text:p text:style-name="P18">borde superior: <text:span text:style-name="T12">border-top</text:span></text:p>
            </text:list-item>
            <text:list-item>
              <text:p text:style-name="P18">margen: <text:span text:style-name="T12">margin</text:span></text:p>
            </text:list-item>
            <text:list-item>
              <text:p text:style-name="P18">color de fondo: <text:span text:style-name="T12">background-color</text:span></text:p>
            </text:list-item>
          </text:list>
        </text:list-item>
        <text:list-item>
          <text:p text:style-name="P18">Título de sección (<text:span text:style-name="T11">h2</text:span>):</text:p>
          <text:list>
            <text:list-item>
              <text:p text:style-name="P18">margen: <text:span text:style-name="T12">margin</text:span></text:p>
            </text:list-item>
            <text:list-item>
              <text:p text:style-name="P18">color de fondo: <text:span text:style-name="T12">background-color</text:span></text:p>
            </text:list-item>
          </text:list>
        </text:list-item>
        <text:list-item>
          <text:p text:style-name="P18">Artículo (<text:span text:style-name="T11">article</text:span>):</text:p>
          <text:list>
            <text:list-item>
              <text:p text:style-name="P18">posicionamiento flotante: <text:span text:style-name="T12">float</text:span></text:p>
            </text:list-item>
            <text:list-item>
              <text:p text:style-name="P18">ancho: <text:span text:style-name="T12">width</text:span></text:p>
            </text:list-item>
            <text:list-item>
              <text:p text:style-name="P18">borde: <text:span text:style-name="T12">border</text:span></text:p>
            </text:list-item>
            <text:list-item>
              <text:p text:style-name="P18"><text:soft-page-break/>borde superior: <text:span text:style-name="T12">border-top</text:span></text:p>
            </text:list-item>
            <text:list-item>
              <text:p text:style-name="P18">margen: <text:span text:style-name="T12">margin</text:span></text:p>
            </text:list-item>
            <text:list-item>
              <text:p text:style-name="P18">color de fondo: <text:span text:style-name="T12">background-color</text:span></text:p>
            </text:list-item>
          </text:list>
        </text:list-item>
        <text:list-item>
          <text:p text:style-name="P18">Título de artículo (<text:span text:style-name="T11">h3</text:span>):</text:p>
          <text:list>
            <text:list-item>
              <text:p text:style-name="P18">margen: <text:span text:style-name="T12">margin</text:span></text:p>
            </text:list-item>
            <text:list-item>
              <text:p text:style-name="P18">margen interior izquierdo: <text:span text:style-name="T12">padding-left</text:span></text:p>
            </text:list-item>
            <text:list-item>
              <text:p text:style-name="P18">color de fondo: <text:span text:style-name="T12">background-color</text:span></text:p>
            </text:list-item>
            <text:list-item>
              <text:p text:style-name="P18">color: <text:span text:style-name="T12">color</text:span></text:p>
            </text:list-item>
            <text:list-item>
              <text:p text:style-name="P18">tamaño de letra: <text:span text:style-name="T12">font-size</text:span></text:p>
            </text:list-item>
          </text:list>
        </text:list-item>
        <text:list-item>
          <text:p text:style-name="P18">Párrafo (<text:span text:style-name="T11">p</text:span>):</text:p>
          <text:list>
            <text:list-item>
              <text:p text:style-name="P18">margen: <text:span text:style-name="T12">margin</text:span></text:p>
            </text:list-item>
          </text:list>
        </text:list-item>
        <text:list-item>
          <text:p text:style-name="P18">Pie de página (<text:span text:style-name="T11">footer</text:span>):</text:p>
          <text:list>
            <text:list-item>
              <text:p text:style-name="P18">fin de posicionamiento flotante: <text:span text:style-name="T12">clear</text:span></text:p>
            </text:list-item>
          </text:list>
        </text:list-item>
        <text:list-item>
          <text:p text:style-name="P18">Párrafo en pie de página (<text:span text:style-name="T11">footer p</text:span>):</text:p>
          <text:list>
            <text:list-item>
              <text:p text:style-name="P18">margen: <text:span text:style-name="T12">margin</text:span></text:p>
            </text:list-item>
            <text:list-item>
              <text:p text:style-name="P18">tamaño de letra: <text:span text:style-name="T12">font-size</text:span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1-02T13:48:43.951000000</dc:date>
    <meta:editing-duration>PT31M15S</meta:editing-duration>
    <meta:editing-cycles>8</meta:editing-cycles>
    <meta:document-statistic meta:table-count="0" meta:image-count="0" meta:object-count="0" meta:page-count="4" meta:paragraph-count="74" meta:word-count="687" meta:character-count="4075" meta:non-whitespace-character-count="3515"/>
  </office:meta>
</office:document-meta>
</file>